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ae19d" officeooo:paragraph-rsid="001ae19d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cdd96" officeooo:paragraph-rsid="001cdd96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e9ee7" officeooo:paragraph-rsid="001e9ee7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01542" officeooo:paragraph-rsid="00201542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07128" officeooo:paragraph-rsid="00207128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8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9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officeooo:paragraph-rsid="0018bcb0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8072998" text:style-name="WWNum1">
        <text:list-item>
          <text:h text:style-name="P9" text:outline-level="1"><text:span text:style-name="T1">1.1 – Programming Paradigms</text:span></text:h>
        </text:list-item>
      </text:list>
      <text:p text:style-name="P1"><text:span text:style-name="T3">Functional programming vs imperative</text:span></text:p>
      <text:p text:style-name="P1"><text:span text:style-name="T3">Uses of functional programming</text:span></text:p>
      <text:list xml:id="list190535705944829" text:continue-numbering="true" text:style-name="WWNum1">
        <text:list-item>
          <text:h text:style-name="P8" text:outline-level="1"><text:span text:style-name="T1">1.2 – Course Details</text:span></text:h>
        </text:list-item>
      </text:list>
      <text:p text:style-name="P2"><text:span text:style-name="T3">No exam</text:span></text:p>
      <text:p text:style-name="P2"><text:span text:style-name="T3">Don’t be a dick and try to do it by urself if you’re stuck for 4 hours. You fucking bellend</text:span></text:p>
      <text:p text:style-name="P6"><text:span text:style-name="T1">2.1 – What is a pure function?</text:span></text:p>
      <text:p text:style-name="P2"><text:span text:style-name="T3">Definition of a function</text:span></text:p>
      <text:p text:style-name="P2"><text:span text:style-name="T3">Black box context</text:span></text:p>
      <text:p text:style-name="P2"><text:span text:style-name="T3">Subroutine side effects vs pure function</text:span></text:p>
      <text:p text:style-name="P2"><text:span text:style-name="T3">Problems with side effects</text:span></text:p>
      <text:p text:style-name="P2"><text:span text:style-name="T3">Lack of void functions</text:span></text:p>
      <text:p text:style-name="P2"><text:span text:style-name="T3">Pure functions’ deterministic vs side effects</text:span></text:p>
      <text:p text:style-name="P6"><text:span text:style-name="T1">2.2 – What is functional programming?</text:span></text:p>
      <text:p text:style-name="P3"><text:span text:style-name="T3">Not in functional programming</text:span></text:p>
      <text:p text:style-name="P3"><text:span text:style-name="T3">Need for side effects</text:span></text:p>
      <text:p text:style-name="P6"><text:span text:style-name="T1">3.1 – Getting Started with Haskell</text:span></text:p>
      <text:p text:style-name="P4"><text:span text:style-name="T3">Ghci interpreter</text:span></text:p>
      <text:p text:style-name="P4"><text:span text:style-name="T3">C for and/or</text:span></text:p>
      <text:p text:style-name="P4"><text:span text:style-name="T3">Functions bind more tightly than operators</text:span></text:p>
      <text:p text:style-name="P4"><text:span text:style-name="T3">Brackets around arguments</text:span></text:p>
      <text:p text:style-name="P4"><text:span text:style-name="T3">Backticks to make infix functions</text:span></text:p>
      <text:p text:style-name="P4"><text:soft-page-break/><text:span text:style-name="T3">Infix → normal using brackets e.g. (*) 23 24</text:span></text:p>
      <text:p text:style-name="P6"><text:span text:style-name="T1">3.2 – Writing Our Own Functions</text:span></text:p>
      <text:p text:style-name="P5"><text:span text:style-name="T3">Save functions into file then load with ghci</text:span></text:p>
      <text:p text:style-name="P5"><text:span text:style-name="T3">Compile file into runnable program</text:span></text:p>
      <text:p text:style-name="P5"><text:span text:style-name="T3">Functions, arguments start with small letters</text:span></text:p>
      <text:p text:style-name="P5"><text:span text:style-name="T3">Body is an expression</text:span></text:p>
      <text:p text:style-name="P5"><text:span text:style-name="T3">Multi-line comment with {- <text:s text:c="3"/>-}</text:span></text:p>
      <text:p text:style-name="P5"><text:span text:style-name="T3">putStrLn prints string – side effect</text:span></text:p>
      <text:p text:style-name="P6"><text:span text:style-name="T1">4.1 – If</text:span></text:p>
      <text:p text:style-name="P5"><text:span text:style-name="T3">Functional if is a function</text:span></text:p>
      <text:p text:style-name="P5"><text:span text:style-name="T3"/></text:p>
      <text:p text:style-name="P6"><text:span text:style-name="T1">4.2 – Let</text:span></text:p>
      <text:p text:style-name="P6"><text:span text:style-name="T1">5.1 – Tuples</text:span></text:p>
      <text:p text:style-name="P6"><text:span text:style-name="T1">5.2 – List</text:span></text:p>
      <text:p text:style-name="P6"><text:span text:style-name="T1">6.1 – List Ranges</text:span></text:p>
      <text:p text:style-name="P6"><text:span text:style-name="T1">6.2 – List Comprehensions</text:span></text:p>
      <text:p text:style-name="P6"><text:span text:style-name="T1">7.1 – Recursion</text:span></text:p>
      <text:p text:style-name="P6"><text:span text:style-name="T1">7.2 – More Complex Recursion and Guards</text:span></text:p>
      <text:p text:style-name="P6"><text:span text:style-name="T1">8.1 – List Recursion</text:span></text:p>
      <text:p text:style-name="P6"><text:span text:style-name="T1">8.2 – List Recursion Examples</text:span></text:p>
      <text:p text:style-name="P6"><text:span text:style-name="T1">9.1 – Where Syntax</text:span></text:p>
      <text:p text:style-name="P6"><text:span text:style-name="T1">9.2 – Recursion with multiple lists</text:span></text:p>
      <text:p text:style-name="P6"><text:span text:style-name="T1">9.3 – Mutual and Multiple Recursion</text:span></text:p>
      <text:p text:style-name="P6"><text:soft-page-break/><text:span text:style-name="T1">10.1 – The Caesar Cipher</text:span></text:p>
      <text:p text:style-name="P6"><text:span text:style-name="T1">10.2 – Cracking the Caesar Cipher</text:span></text:p>
      <text:p text:style-name="P6"><text:span text:style-name="T2">1</text:span><text:span text:style-name="T1">1 – Assignment 1</text:span></text:p>
      <text:p text:style-name="P6"><text:span text:style-name="T1">12.</text:span><text:span text:style-name="T2">1</text:span><text:span text:style-name="T1"> – Types</text:span></text:p>
      <text:p text:style-name="P6"><text:span text:style-name="T1">12.2 – Function Types</text:span></text:p>
      <text:p text:style-name="P6"><text:span text:style-name="T1">13.1 – Polymorphic Types</text:span></text:p>
      <text:p text:style-name="P6"><text:span text:style-name="T1">13.2 – Type Classes</text:span></text:p>
      <text:p text:style-name="P6"><text:span text:style-name="T1">14.1 – More Type Classes</text:span></text:p>
      <text:p text:style-name="P6"><text:span text:style-name="T1">14.2 – Higher Order Functions</text:span></text:p>
      <text:p text:style-name="P6"><text:span text:style-name="T1">14.3 – Anonymous Functions</text:span></text:p>
      <text:p text:style-name="P6"><text:span text:style-name="T1">15.1 – Map</text:span></text:p>
      <text:p text:style-name="P6"><text:span text:style-name="T1">15.2 – Filter</text:span></text:p>
      <text:p text:style-name="P6"><text:span text:style-name="T1">16.1 – Fold</text:span></text:p>
      <text:p text:style-name="P6"><text:span text:style-name="T1">16.2 – More on Fold</text:span></text:p>
      <text:p text:style-name="P6"><text:span text:style-name="T1">17.1 – Scan</text:span></text:p>
      <text:p text:style-name="P6"><text:span text:style-name="T1">17.2 – More Higher Order Functions</text:span></text:p>
      <text:p text:style-name="P6"><text:span text:style-name="T1">18.1 – Higher Order Programming Example</text:span></text:p>
      <text:p text:style-name="P6"><text:span text:style-name="T1">18.2 – Voting Examples</text:span></text:p>
      <text:p text:style-name="P7"><text:span text:style-name="T1">19.1 – Custom Types</text:span></text:p>
      <text:p text:style-name="P7"><text:span text:style-name="T1">19.2– More Complex Custom Types</text:span></text:p>
      <text:p text:style-name="P6"><text:span text:style-name="T1">20.1 – Assignment 1 Feedback</text:span></text:p>
      <text:p text:style-name="P7"><text:span text:style-name="T1">20.2 – Assignment 2</text:span></text:p>
      <text:p text:style-name="P7"><text:span text:style-name="T1">21.1 – Parameterized Custom Types</text:span></text:p>
      <text:p text:style-name="P6"><text:soft-page-break/><text:span text:style-name="T1">21.2 – Maybe and Either</text:span></text:p>
      <text:p text:style-name="P6"><text:span text:style-name="T1">22.1 – Recursive Types</text:span></text:p>
      <text:p text:style-name="P6"><text:span text:style-name="T1">22.2 – Trees</text:span></text:p>
      <text:p text:style-name="P6"><text:span text:style-name="T1">23.1 – IO</text:span></text:p>
      <text:p text:style-name="P6"><text:span text:style-name="T1">23.2 – Writing IO Code</text:span></text:p>
      <text:p text:style-name="P6"><text:span text:style-name="T1">24.1 – Writing Programs</text:span></text:p>
      <text:p text:style-name="P6"><text:span text:style-name="T1">24.2 – Useful IO Functions</text:span></text:p>
      <text:p text:style-name="P6"><text:span text:style-name="T1">25 – IO Example</text:span></text:p>
      <text:p text:style-name="P7"><text:span text:style-name="T1">Class Test Information</text:span></text:p>
      <text:p text:style-name="P7"><text:span text:style-name="T1">26.1 – Evaluation Strategies</text:span></text:p>
      <text:p text:style-name="P6"><text:span text:style-name="T1">26.2 – Lazy Lists</text:span></text:p>
      <text:p text:style-name="P6"><text:span text:style-name="T1">27 – Tail Recursion</text:span></text:p>
      <text:p text:style-name="P6"><text:span text:style-name="T1">28.1 – Assignment 2 Feedback</text:span></text:p>
      <text:p text:style-name="P6"><text:span text:style-name="T1">28.2 – Assignmen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7T19:05:33.656268450</dc:date>
    <meta:editing-cycles>11</meta:editing-cycles>
    <meta:editing-duration>P1DT11H8M20S</meta:editing-duration>
    <meta:generator>LibreOffice/6.1.5.2$Linux_X86_64 LibreOffice_project/10$Build-2</meta:generator>
    <meta:document-statistic meta:table-count="0" meta:image-count="0" meta:object-count="0" meta:page-count="4" meta:paragraph-count="81" meta:word-count="322" meta:character-count="2053" meta:non-whitespace-character-count="1754"/>
  </office:meta>
</office:document-meta>
</file>